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883" officeooo:paragraph-rsid="0000a883"/>
    </style:style>
    <style:style style:name="P2" style:family="paragraph" style:parent-style-name="Standard">
      <style:text-properties officeooo:rsid="0001d786" officeooo:paragraph-rsid="0001d786"/>
    </style:style>
    <style:style style:name="P3" style:family="paragraph" style:parent-style-name="Standard">
      <style:text-properties officeooo:rsid="000465fe" officeooo:paragraph-rsid="000465fe"/>
    </style:style>
    <style:style style:name="T1" style:family="text">
      <style:text-properties officeooo:rsid="0000a883"/>
    </style:style>
    <style:style style:name="T2" style:family="text">
      <style:text-properties officeooo:rsid="000222fd"/>
    </style:style>
    <style:style style:name="T3" style:family="text">
      <style:text-properties officeooo:rsid="00036e66"/>
    </style:style>
    <style:style style:name="T4" style:family="text">
      <style:text-properties officeooo:rsid="0004a6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logos</text:span></text:p>
      <text:p text:style-name="Standard"><text:tab/><text:span text:style-name="T1">domh arxeiwn</text:span></text:p>
      <text:p text:style-name="Standard"/>
      <text:p text:style-name="P1">epeksigish prossegishs</text:p>
      <text:p text:style-name="P1"><text:tab/></text:p>
      <text:p text:style-name="P1"><text:tab/>minimax</text:p>
      <text:p text:style-name="P1"><text:tab/><text:tab/>ti 8ewrw ws state (position)</text:p>
      <text:p text:style-name="P1"><text:tab/><text:tab/><text:tab/>allages sto Position</text:p>
      <text:p text:style-name="P1"><text:tab/><text:tab/>sunarthsh katallhlothtas</text:p>
      <text:p text:style-name="P1"><text:tab/><text:tab/>sunarthsh termatismou</text:p>
      <text:p text:style-name="P1"/>
      <text:p text:style-name="P1"><text:tab/>a-b prunning</text:p>
      <text:p text:style-name="P1"/>
      <text:p text:style-name="P1"><text:tab/>reorder</text:p>
      <text:p text:style-name="P1"><text:tab/><text:tab/><text:span text:style-name="T2">euretikh sunarthsh</text:span></text:p>
      <text:p text:style-name="P1"/>
      <text:p text:style-name="P1"><text:tab/>parallilh anazhthsh</text:p>
      <text:p text:style-name="P1"/>
      <text:p text:style-name="P1"><text:tab/>loipa optimization</text:p>
      <text:p text:style-name="P1"><text:tab/><text:tab/>elaxistopoihsh klisewn sunartisewn</text:p>
      <text:p text:style-name="P1"><text:tab/><text:tab/>megaluterh xrhsh mnhmhs – ligoteroi upologismoi</text:p>
      <text:p text:style-name="P1"><text:tab/><text:tab/><text:span text:style-name="T2">flags? Mallon den aksizei na anafer8ei</text:span></text:p>
      <text:p text:style-name="P1"/>
      <text:p text:style-name="P1"><text:tab/>horizon effect – stop mono se hremia</text:p>
      <text:p text:style-name="P1"/>
      <text:p text:style-name="P2">peiramatikh diadikasia</text:p>
      <text:p text:style-name="P2"/>
      <text:p text:style-name="P2"><text:tab/><text:span text:style-name="T3">metrhseis</text:span></text:p>
      <text:p text:style-name="P2"><text:tab/><text:tab/><text:span text:style-name="T2">ti 8ewrw ws kostos algori8mou – posotikopoihsh</text:span></text:p>
      <text:p text:style-name="P2"><text:tab/><text:tab/><text:tab/><text:span text:style-name="T4">poiothta epilogwn: ba8os</text:span></text:p>
      <text:p text:style-name="P2"><text:tab/><text:tab/><text:tab/><text:span text:style-name="T4">taxuthta: kliseis anadromikwn sunarthsewn / xronos</text:span></text:p>
      <text:p text:style-name="P2"/>
      <text:p text:style-name="P2"><text:tab/><text:tab/><text:span text:style-name="T2">diagrammata</text:span></text:p>
      <text:p text:style-name="P2"><text:tab/><text:tab/><text:tab/><text:span text:style-name="T2">ana guro gia kapia ba8h</text:span></text:p>
      <text:p text:style-name="P2"><text:tab/><text:tab/><text:tab/><text:span text:style-name="T2">ana ba8os</text:span></text:p>
      <text:p text:style-name="P2"><text:tab/><text:tab/><text:span text:style-name="T3">ta parallhla isws mono sta kalutera giati 8a mpoukwsei</text:span></text:p>
      <text:p text:style-name="P2"/>
      <text:p text:style-name="P2"><text:tab/><text:span text:style-name="T3">sumperasmata</text:span></text:p>
      <text:p text:style-name="P2"><text:tab/><text:tab/><text:span text:style-name="T3">a-b kobei peripou tis mises anadromes, opws sthn 8ewria</text:span></text:p>
      <text:p text:style-name="P2"/>
      <text:p text:style-name="P2"><text:tab/><text:tab/><text:span text:style-name="T3">pou boh8aei to reorder, giati sthn arxh pou iparxei hremia den prosferei tipota, mikrh <text:tab/><text:tab/><text:tab/>diafora metaksu kinisewn</text:span></text:p>
      <text:p text:style-name="P2"/>
      <text:p text:style-name="P2"><text:tab/><text:tab/><text:span text:style-name="T3">beltiwsh me hash table</text:span></text:p>
      <text:p text:style-name="P2"/>
      <text:p text:style-name="P2"><text:tab/><text:tab/><text:span text:style-name="T3">parallhlopoihsh boh8aei kai as einai polu aplh. Beltiwsh me work scheduling/stealing <text:tab/><text:tab/><text:tab/>schema</text:span></text:p>
      <text:p text:style-name="P2"/>
      <text:p text:style-name="P3">ph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21T20:17:07.198423018</dc:date>
    <meta:editing-duration>PT21M21S</meta:editing-duration>
    <meta:editing-cycles>7</meta:editing-cycles>
    <meta:document-statistic meta:table-count="0" meta:image-count="0" meta:object-count="0" meta:page-count="1" meta:paragraph-count="33" meta:word-count="126" meta:character-count="974" meta:non-whitespace-character-count="818"/>
  </office:meta>
</office:document-meta>
</file>